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OCHOA QUISPE, RAUL ANG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8021816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OCHOA QUISPE, RAUL ANG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021816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2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2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1/10/2021</text:p>
          </table:table-cell>
          <table:table-cell table:style-name="Tabla2.A2" office:value-type="string">
            <text:p text:style-name="P9">93348035</text:p>
          </table:table-cell>
          <table:table-cell table:style-name="Tabla2.A2" office:value-type="string">
            <text:p text:style-name="P9">652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RUPO GOMBUZ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2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1T22:54:4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